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_ncc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column table:style-name="co1" table:default-cell-style-name="ce2"/>
        <table:table-row table:style-name="ro1">
          <table:table-cell office:value-type="string" table:style-name="ce1">
            <text:p>131123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05T16:08:46" table:style-name="ce3">
            <text:p>11/5/20 04:08 PM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252353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06T16:08:46" table:style-name="ce3">
            <text:p>11/6/20 04:08 PM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6085768678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07T16:08:46" table:style-name="ce3">
            <text:p>11/7/20 04:08 PM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643634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08T16:08:46" table:style-name="ce3">
            <text:p>11/8/20 04:08 PM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234124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09T16:08:46" table:style-name="ce3">
            <text:p>11/9/20 04:08 PM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sfasdfa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10T16:08:46" table:style-name="ce3">
            <text:p>11/10/20 04:08 PM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sdfgsdf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1T16:08:46" table:style-name="ce3">
            <text:p>11/11/20 04:08 PM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TestNumber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2T16:08:46" table:style-name="ce3">
            <text:p>11/12/20 04:08 PM</text:p>
          </table:table-cell>
          <table:table-cell table:number-columns-repeated="2" table:style-name="ce1"/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5.0.2</meta:initial-creator>
    <dc:creator>scan</dc:creator>
    <meta:creation-date>2020-11-12T10:09:12Z</meta:creation-date>
    <dc:date>2020-11-12T09:10:22Z</dc:date>
  </office:meta>
</office:document-meta>
</file>